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55in"/>
    </style:style>
    <style:style style:name="co2" style:family="table-column">
      <style:table-column-properties fo:break-before="auto" style:column-width="0.4689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0.15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aftingQualityTargets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cip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 Sal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2]/[.C2]" office:value-type="float" office:value="8.88888888888889" calcext:value-type="float">
            <text:p>8.88888888888889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3]/[.C3]"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Boiled Egg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4]/[.C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eet Cream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D5]/[.C5]" office:value-type="float" office:value="7.55555555555556" calcext:value-type="float">
            <text:p>7.55555555555556</text:p>
          </table:table-cell>
        </table:table-row>
        <table:table-row table:style-name="ro1">
          <table:table-cell office:value-type="string" calcext:value-type="string">
            <text:p>Smooth Butter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6]/[.C6]" office:value-type="float" office:value="8.44444444444444" calcext:value-type="float">
            <text:p>8.44444444444444</text:p>
          </table:table-cell>
        </table:table-row>
        <table:table-row table:style-name="ro1">
          <table:table-cell office:value-type="string" calcext:value-type="string">
            <text:p>Pie Dough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D7]/[.C7]" office:value-type="float" office:value="9.77777777777778" calcext:value-type="float">
            <text:p>9.77777777777778</text:p>
          </table:table-cell>
        </table:table-row>
        <table:table-row table:style-name="ro1">
          <table:table-cell office:value-type="string" calcext:value-type="string">
            <text:p>Walnut Bread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8]/[.C8]" office:value-type="float" office:value="6.71641791044776" calcext:value-type="float">
            <text:p>6.71641791044776</text:p>
          </table:table-cell>
        </table:table-row>
        <table:table-row table:style-name="ro1">
          <table:table-cell office:value-type="string" calcext:value-type="string">
            <text:p>Dried Plums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[.D9]/[.C9]"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Chamomile Tea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D10]/[.C10]" office:value-type="float" office:value="7.41176470588235" calcext:value-type="float">
            <text:p>7.41176470588235</text:p>
          </table:table-cell>
        </table:table-row>
        <table:table-row table:style-name="ro1">
          <table:table-cell office:value-type="string" calcext:value-type="string">
            <text:p>Crumpet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D11]/[.C11]" office:value-type="float" office:value="7.6" calcext:value-type="float">
            <text:p>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18:14:57.147034399</meta:creation-date>
    <dc:date>2021-12-27T20:24:09.374861121</dc:date>
    <meta:editing-duration>PT1H59M2S</meta:editing-duration>
    <meta:editing-cycles>2</meta:editing-cycles>
    <meta:generator>LibreOffice/7.2.4.1$Linux_X86_64 LibreOffice_project/b8e68b5bf61ce56d972a163ea31a18aecdcd64cd</meta:generator>
    <meta:document-statistic meta:table-count="1" meta:cell-count="54" meta:object-count="0"/>
  </office:meta>
</office:document-meta>
</file>